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52e" officeooo:paragraph-rsid="0013052e"/>
    </style:style>
    <style:style style:name="P2" style:family="paragraph" style:parent-style-name="Standard">
      <style:text-properties officeooo:rsid="0013052e" officeooo:paragraph-rsid="00149a62"/>
    </style:style>
    <style:style style:name="P3" style:family="paragraph" style:parent-style-name="Standard">
      <style:text-properties officeooo:rsid="00149a62" officeooo:paragraph-rsid="00149a62"/>
    </style:style>
    <style:style style:name="P4" style:family="paragraph" style:parent-style-name="Standard">
      <style:text-properties officeooo:rsid="001599cf" officeooo:paragraph-rsid="001599cf"/>
    </style:style>
    <style:style style:name="T1" style:family="text">
      <style:text-properties officeooo:rsid="001599cf"/>
    </style:style>
    <style:style style:name="T2" style:family="text">
      <style:text-properties officeooo:rsid="001755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:</text:p>
      <text:p text:style-name="P3">socket_server.cpp library</text:p>
      <text:p text:style-name="P3">socket_client.cpp library</text:p>
      <text:p text:style-name="P3"/>
      <text:p text:style-name="P4">mock_server:</text:p>
      <text:p text:style-name="P3">socket_mock_command_server.cpp, mock_command_server_node.cpp</text:p>
      <text:p text:style-name="P3">socket_mock_feedback_server.cpp, mock_feedback_server_node.cpp</text:p>
      <text:p text:style-name="P3"/>
      <text:p text:style-name="P4">clients:</text:p>
      <text:p text:style-name="P3">socket_manual_command_client.cpp, manual_command_<text:span text:style-name="T1">client</text:span>_node.cpp</text:p>
      <text:p text:style-name="P3">socket_auto_command_client.cpp, auto_command_<text:span text:style-name="T1">client_</text:span>node.cpp</text:p>
      <text:p text:style-name="P3">socket_feedback_client.cpp, feedback_<text:span text:style-name="T2">client</text:span><text:span text:style-name="T1">_</text:span>node.cpp</text:p>
      <text:p text:style-name="P1"/>
      <text:p text:style-name="P1">socket_client_command_node 10000 for manual command</text:p>
      <text:p text:style-name="P1">socket_client_control_node 10000 for for sequence control</text:p>
      <text:p text:style-name="P2">socket_client_feedback_node 100001 for listening feedba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09:25:40.682428209</meta:creation-date>
    <dc:date>2023-03-13T10:12:57.526550448</dc:date>
    <meta:editing-duration>PT23M2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33" meta:character-count="538" meta:non-whitespace-character-count="518"/>
  </office:meta>
</office:document-meta>
</file>